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4B0000005470A7686F48FE3C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6cm" fo:min-width="5.3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85cm" fo:min-width="4.72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67cm" fo:min-width="3.9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04cm" fo:min-width="2.086cm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2.385cm" fo:min-width="1.459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158466" draw:fill-color="#158466" draw:textarea-horizontal-align="justify" draw:textarea-vertical-align="middle" draw:auto-grow-height="false" fo:min-height="0.334cm" fo:min-width="3.355cm"/>
      <style:paragraph-properties style:writing-mode="lr-tb"/>
    </style:style>
    <style:style style:name="gr9" style:family="graphic" style:parent-style-name="standard">
      <style:graphic-properties svg:stroke-color="#ff4000" draw:fill-color="#ff8000" draw:textarea-horizontal-align="justify" draw:textarea-vertical-align="middle" draw:auto-grow-height="false" fo:min-height="0.334cm" fo:min-width="3.35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svg:stroke-width="0.081cm" draw:marker-start-width="0.322cm" draw:marker-end-width="0.322cm" draw:fill="none" draw:textarea-vertical-align="middle" draw:auto-grow-height="false" fo:min-height="1.343cm" fo:min-width="0cm" fo:padding-top="0.166cm" fo:padding-bottom="0.166cm" fo:padding-left="0.291cm" fo:padding-right="0.2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056cm" fo:min-width="3.811cm"/>
      <style:paragraph-properties style:writing-mode="lr-tb"/>
    </style:style>
    <style:style style:name="gr13" style:family="graphic" style:parent-style-name="standard">
      <style:graphic-properties svg:stroke-color="#666666" draw:fill-color="#808080" draw:textarea-horizontal-align="justify" draw:textarea-vertical-align="middle" draw:auto-grow-height="false" fo:min-height="0.334cm" fo:min-width="3.35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09cm" fo:min-width="0.316cm"/>
    </style:style>
    <style:style style:name="gr15" style:family="graphic" style:parent-style-name="standard">
      <style:graphic-properties svg:stroke-width="0.081cm" draw:marker-start-width="0.322cm" draw:marker-end-width="0.322cm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081cm" draw:marker-start-width="0.321cm" draw:marker-end="Arrowheads_20_19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draw:marker-start-width="0.321cm" draw:marker-end="Arrowheads_20_25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draw:marker-start-width="0.321cm" draw:marker-end="Arrowheads_20_26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draw:marker-start-width="0.321cm" draw:marker-end="Arrowheads_20_27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draw:marker-start-width="0.321cm" draw:marker-end="Arrowheads_20_28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draw:marker-start-width="0.321cm" draw:marker-end="Arrowheads_20_30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draw:marker-start-width="0.321cm" draw:marker-end="Arrowheads_20_31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draw:marker-start-width="0.321cm" draw:marker-end="Arrowheads_20_32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draw:marker-start-width="0.321cm" draw:marker-end="Arrowheads_20_34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draw:marker-start-width="0.321cm" draw:marker-end="Arrowheads_20_35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draw:marker-start-width="0.321cm" draw:marker-end="Arrowheads_20_36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draw:marker-start-width="0.322cm" draw:marker-end-width="0.322cm" draw:fill="none" draw:textarea-vertical-align="middle" draw:auto-grow-height="false" fo:min-height="3.389cm" fo:min-width="0cm" fo:padding-top="0.166cm" fo:padding-bottom="0.166cm" fo:padding-left="0.291cm" fo:padding-right="0.291cm"/>
    </style:style>
    <style:style style:name="P1" style:family="paragraph">
      <style:paragraph-properties fo:text-align="center"/>
      <style:text-properties fo:font-size="18.7000007629395pt"/>
    </style:style>
    <style:style style:name="P2" style:family="paragraph">
      <loext:graphic-properties draw:fill-color="#ffffff"/>
      <style:paragraph-properties fo:text-align="center"/>
      <style:text-properties fo:font-size="18.7000007629395pt"/>
    </style:style>
    <style:style style:name="P3" style:family="paragraph">
      <style:paragraph-properties fo:text-align="center"/>
    </style:style>
    <style:style style:name="P4" style:family="paragraph">
      <loext:graphic-properties draw:fill-color="#158466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876cm" svg:height="2.306cm" svg:x="4.073cm" svg:y="1.414cm">
          <text:p text:style-name="P1">Message:</text:p>
          <text:p text:style-name="P1">“nice game Kappa”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223cm" svg:height="2.635cm" svg:x="17.255cm" svg:y="1.492cm">
          <text:p text:style-name="P1">Emote:</text:p>
          <text:p text:style-name="P1">“Kappa”/ <text:s text:c="8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414cm" svg:height="1.317cm" svg:x="4.795cm" svg:y="5.573cm">
          <text:p text:style-name="P1">Word2vec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2.586cm" svg:height="1.054cm" svg:x="1.502cm" svg:y="8.606cm">
          <text:p text:style-name="P1">“nice”</text:p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2.586cm" svg:height="1.054cm" svg:x="5.718cm" svg:y="8.606cm">
          <text:p text:style-name="P1">“game”</text:p>
          <draw:enhanced-geometry svg:viewBox="0 0 21600 21600" draw:type="rectangle" draw:enhanced-path="M 0 0 L 21600 0 21600 21600 0 21600 0 0 Z N"/>
        </draw:custom-shape>
        <draw:custom-shape draw:style-name="gr4" draw:text-style-name="P1" xml:id="id18" draw:id="id18" draw:layer="layout" svg:width="2.586cm" svg:height="1.054cm" svg:x="9.84cm" svg:y="8.606cm">
          <text:p text:style-name="P1">“Kappa”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414cm" svg:height="1.317cm" svg:x="13.987cm" svg:y="5.573cm">
          <text:p text:style-name="P1">Word2vec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1.959cm" svg:height="2.635cm" svg:x="18.897cm" svg:y="4.915cm">
          <text:p text:style-name="P1">O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414cm" svg:height="1.317cm" svg:x="21.698cm" svg:y="5.573cm">
          <text:p text:style-name="P1">Pretrained</text:p>
          <text:p text:style-name="P1">CN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8.401cm" svg:y1="6.231cm" svg:x2="18.897cm" svg:y2="6.232cm" draw:start-shape="id1" draw:start-glue-point="1" draw:end-shape="id2" draw:end-glue-point="3" svg:d="M18401 6231h228v1h268" svg:viewBox="0 0 497 2">
          <text:p/>
        </draw:connector>
        <draw:connector draw:style-name="gr6" draw:text-style-name="P3" draw:layer="layout" svg:x1="20.856cm" svg:y1="6.232cm" svg:x2="21.698cm" svg:y2="6.231cm" draw:start-shape="id2" draw:start-glue-point="1" draw:end-shape="id3" draw:end-glue-point="3" svg:d="M20856 6232h441v-1h401" svg:viewBox="0 0 843 2">
          <text:p/>
        </draw:connector>
        <draw:frame draw:style-name="gr7" draw:text-style-name="P3" draw:layer="layout" svg:width="1.15cm" svg:height="1.159cm" svg:x="20.578cm" svg:y="2.713cm">
          <draw:image xlink:href="Pictures/100002000000004B0000005470A7686F48FE3C3B.png" xlink:type="simple" xlink:show="embed" xlink:actuate="onLoad" draw:mime-type="image/png">
            <text:p/>
          </draw:image>
        </draw:frame>
        <draw:custom-shape draw:style-name="gr8" draw:text-style-name="P4" xml:id="id13" draw:id="id13" draw:layer="layout" svg:width="3.917cm" svg:height="0.646cm" svg:x="8.206cm" svg:y="15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917cm" svg:height="0.646cm" svg:x="8.206cm" svg:y="16.3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9.099cm" svg:y="15.83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0.025cm" svg:y="15.83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0.95cm" svg:y="15.83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9.1cm" svg:y="16.56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0.026cm" svg:y="16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0.951cm" svg:y="16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4" xml:id="id12" draw:id="id12" draw:layer="layout" svg:width="3.917cm" svg:height="0.646cm" svg:x="0.601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1.491cm" svg:y="10.0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2.418cm" svg:y="10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3.343cm" svg:y="10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4" xml:id="id8" draw:id="id8" draw:layer="layout" svg:width="3.917cm" svg:height="0.646cm" svg:x="5.021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5.913cm" svg:y="10.0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6.839cm" svg:y="10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7.766cm" svg:y="10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4" xml:id="id10" draw:id="id10" draw:layer="layout" svg:width="3.917cm" svg:height="0.646cm" svg:x="9.554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10.446cm" svg:y="10.0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1.372cm" svg:y="10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2.298cm" svg:y="10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5" xml:id="id14" draw:id="id14" draw:layer="layout" svg:width="3.917cm" svg:height="0.646cm" svg:x="17.933cm" svg:y="9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18.827cm" svg:y="10.02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9.753cm" svg:y="10.0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20.678cm" svg:y="10.0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4" xml:id="id9" draw:id="id9" draw:layer="layout" svg:width="3.917cm" svg:height="0.646cm" svg:x="12.526cm" svg:y="15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917cm" svg:height="0.646cm" svg:x="12.526cm" svg:y="16.3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13.418cm" svg:y="15.83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4.344cm" svg:y="15.83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5.27cm" svg:y="15.83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3.419cm" svg:y="16.56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4.345cm" svg:y="16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5.271cm" svg:y="16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4" xml:id="id11" draw:id="id11" draw:layer="layout" svg:width="3.917cm" svg:height="0.646cm" svg:x="16.947cm" svg:y="15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917cm" svg:height="0.646cm" svg:x="16.947cm" svg:y="16.3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17.839cm" svg:y="15.83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8.766cm" svg:y="15.83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9.691cm" svg:y="15.83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7.84cm" svg:y="16.56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8.767cm" svg:y="16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9.692cm" svg:y="16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6" draw:layer="layout" svg:width="1.307cm" svg:height="1.791cm" svg:x="6.292cm" svg:y="15.4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4.311cm" svg:height="2.306cm" svg:x="1.557cm" svg:y="15.124cm">
          <text:p text:style-name="P1">Concatenated</text:p>
          <text:p text:style-name="P1">Vectors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917cm" svg:height="0.646cm" svg:x="8.152cm" svg:y="19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8.998cm" svg:y="19.5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9.924cm" svg:y="19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0.85cm" svg:y="19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7" draw:layer="layout" svg:width="3.917cm" svg:height="0.646cm" svg:x="12.574cm" svg:y="19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13.42cm" svg:y="19.5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4.346cm" svg:y="19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5.272cm" svg:y="19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7" draw:layer="layout" svg:width="3.917cm" svg:height="0.646cm" svg:x="16.995cm" svg:y="19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27cm" svg:height="0.33cm" svg:x="17.841cm" svg:y="19.5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8.768cm" svg:y="19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3" draw:layer="layout" svg:width="0.327cm" svg:height="0.33cm" svg:x="19.693cm" svg:y="19.5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6" draw:layer="layout" svg:width="1.307cm" svg:height="1.791cm" draw:transform="rotate (-3.14159265358979) translate (22.516cm 20.6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4.311cm" svg:height="2.306cm" svg:x="22.72cm" svg:y="18.52cm">
          <text:p text:style-name="P1">Auto-Fused</text:p>
          <text:p text:style-name="P1">Vectors</text:p>
          <draw:enhanced-geometry svg:viewBox="0 0 21600 21600" draw:type="rectangle" draw:enhanced-path="M 0 0 L 21600 0 21600 21600 0 21600 0 0 Z N"/>
        </draw:custom-shape>
        <draw:custom-shape draw:style-name="gr14" draw:text-style-name="P3" xml:id="id5" draw:id="id5" draw:layer="layout" svg:width="1.632cm" svg:height="1.317cm" svg:x="9.337cm" svg:y="17.51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4" draw:text-style-name="P3" draw:layer="layout" svg:width="1.632cm" svg:height="1.317cm" svg:x="13.655cm" svg:y="17.517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4" draw:text-style-name="P3" draw:layer="layout" svg:width="1.632cm" svg:height="1.317cm" svg:x="18.179cm" svg:y="17.518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2" draw:text-style-name="P2" xml:id="id4" draw:id="id4" draw:layer="layout" svg:width="4.311cm" svg:height="2.306cm" svg:x="1.557cm" svg:y="17.925cm">
          <text:p text:style-name="P1">Auto-Fusion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5.868cm" svg:y1="19.078cm" svg:x2="9.745cm" svg:y2="18.174cm" draw:start-shape="id4" draw:start-glue-point="1" draw:end-shape="id5" draw:end-glue-point="5" svg:d="M5868 19078h1734v-904h2143" svg:viewBox="0 0 3878 905">
          <text:p/>
        </draw:connector>
        <draw:connector draw:style-name="gr16" draw:text-style-name="P6" draw:layer="layout" draw:type="line" svg:x1="7.011cm" svg:y1="3.72cm" svg:x2="7.002cm" svg:y2="5.573cm" draw:start-shape="id6" draw:start-glue-point="2" draw:end-shape="id7" draw:end-glue-point="0" svg:d="M7011 3720l-9 1853" svg:viewBox="0 0 10 1854">
          <text:p/>
        </draw:connector>
        <draw:connector draw:style-name="gr17" draw:text-style-name="P6" draw:layer="layout" draw:type="line" svg:x1="6.979cm" svg:y1="10.553cm" svg:x2="14.484cm" svg:y2="15.716cm" draw:start-shape="id8" draw:start-glue-point="2" draw:end-shape="id9" draw:end-glue-point="0" svg:d="M6979 10553l7505 5163" svg:viewBox="0 0 7506 5164">
          <text:p/>
        </draw:connector>
        <draw:connector draw:style-name="gr18" draw:text-style-name="P6" draw:layer="layout" draw:type="line" svg:x1="11.512cm" svg:y1="10.553cm" svg:x2="18.905cm" svg:y2="15.716cm" draw:start-shape="id10" draw:start-glue-point="2" draw:end-shape="id11" draw:end-glue-point="0" svg:d="M11512 10553l7393 5163" svg:viewBox="0 0 7394 5164">
          <text:p/>
        </draw:connector>
        <draw:connector draw:style-name="gr19" draw:text-style-name="P6" draw:layer="layout" draw:type="line" svg:x1="2.559cm" svg:y1="10.553cm" svg:x2="10.164cm" svg:y2="15.716cm" draw:start-shape="id12" draw:start-glue-point="2" draw:end-shape="id13" draw:end-glue-point="0" svg:d="M2559 10553l7605 5163" svg:viewBox="0 0 7606 5164">
          <text:p/>
        </draw:connector>
        <draw:connector draw:style-name="gr20" draw:text-style-name="P6" draw:layer="layout" draw:type="line" svg:x1="19.891cm" svg:y1="10.495cm" svg:x2="10.164cm" svg:y2="15.716cm" draw:start-shape="id14" draw:start-glue-point="2" draw:end-shape="id13" draw:end-glue-point="0" svg:d="M19891 10495l-9727 5221" svg:viewBox="0 0 9728 5222">
          <text:p/>
        </draw:connector>
        <draw:connector draw:style-name="gr21" draw:text-style-name="P6" draw:layer="layout" draw:type="line" svg:x1="19.891cm" svg:y1="10.495cm" svg:x2="14.484cm" svg:y2="15.716cm" draw:start-shape="id14" draw:start-glue-point="2" draw:end-shape="id9" draw:end-glue-point="0" svg:d="M19891 10495l-5407 5221" svg:viewBox="0 0 5408 5222">
          <text:p/>
        </draw:connector>
        <draw:connector draw:style-name="gr22" draw:text-style-name="P6" draw:layer="layout" draw:type="line" svg:x1="19.891cm" svg:y1="10.495cm" svg:x2="18.905cm" svg:y2="15.716cm" draw:start-shape="id14" draw:start-glue-point="2" draw:end-shape="id11" draw:end-glue-point="0" svg:d="M19891 10495l-986 5221" svg:viewBox="0 0 987 5222">
          <text:p/>
        </draw:connector>
        <draw:connector draw:style-name="gr23" draw:text-style-name="P6" draw:layer="layout" draw:type="line" svg:x1="19.866cm" svg:y1="4.127cm" svg:x2="19.876cm" svg:y2="4.915cm" draw:start-shape="id15" draw:start-glue-point="2" draw:end-shape="id2" draw:end-glue-point="0" svg:d="M19866 4127l10 788" svg:viewBox="0 0 11 789">
          <text:p/>
        </draw:connector>
        <draw:connector draw:style-name="gr24" draw:text-style-name="P6" draw:layer="layout" draw:type="line" svg:x1="19.876cm" svg:y1="7.55cm" svg:x2="19.891cm" svg:y2="9.849cm" draw:start-shape="id2" draw:start-glue-point="2" draw:end-shape="id14" draw:end-glue-point="0" svg:d="M19876 7550l15 2299" svg:viewBox="0 0 16 2300">
          <text:p/>
        </draw:connector>
        <draw:connector draw:style-name="gr25" draw:text-style-name="P6" draw:layer="layout" draw:type="line" svg:x1="7.002cm" svg:y1="6.89cm" svg:x2="2.795cm" svg:y2="8.606cm" draw:start-shape="id7" draw:start-glue-point="2" draw:end-shape="id16" draw:end-glue-point="0" svg:d="M7002 6890l-4207 1716" svg:viewBox="0 0 4208 1717">
          <text:p/>
        </draw:connector>
        <draw:connector draw:style-name="gr26" draw:text-style-name="P6" draw:layer="layout" draw:type="line" svg:x1="7.002cm" svg:y1="6.89cm" svg:x2="7.011cm" svg:y2="8.606cm" draw:start-shape="id7" draw:start-glue-point="2" draw:end-shape="id17" draw:end-glue-point="0" svg:d="M7002 6890l9 1716" svg:viewBox="0 0 10 1717">
          <text:p/>
        </draw:connector>
        <draw:connector draw:style-name="gr27" draw:text-style-name="P6" draw:layer="layout" draw:type="line" svg:x1="7.002cm" svg:y1="6.89cm" svg:x2="11.133cm" svg:y2="8.606cm" draw:start-shape="id7" draw:start-glue-point="2" draw:end-shape="id18" draw:end-glue-point="0" svg:d="M7002 6890l4131 1716" svg:viewBox="0 0 4132 1717">
          <text:p/>
        </draw:connector>
        <draw:custom-shape draw:style-name="gr28" draw:text-style-name="P6" draw:layer="layout" svg:width="1.307cm" svg:height="3.951cm" draw:transform="rotate (-3.14159265358979) translate (22.638cm 15.1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4.311cm" svg:height="2.306cm" svg:x="22.843cm" svg:y="11.986cm">
          <text:p text:style-name="P1">Concaten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4T10:19:19.593082986</meta:creation-date>
    <dc:date>2021-08-05T11:12:46.170083340</dc:date>
    <meta:editing-duration>PT58M45S</meta:editing-duration>
    <meta:editing-cycles>8</meta:editing-cycles>
    <meta:generator>LibreOffice/7.0.6.2$Linux_X86_64 LibreOffice_project/00$Build-2</meta:generator>
    <meta:document-statistic meta:object-count="87"/>
  </office:meta>
</office:document-meta>
</file>